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7.586cm" fo:min-width="55.3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9.86cm" draw:shadow="hidden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style:font-name="Arial Black1" fo:font-size="200pt" style:font-size-asian="200pt" style:font-size-complex="200pt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1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7.6cm" svg:height="69.6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46.1cm" svg:x2="5cm" svg:y2="33.7cm">
          <text:p/>
        </draw:line>
        <draw:frame draw:style-name="gr3" draw:text-style-name="P3" draw:layer="layout" svg:width="16cm" svg:height="6.5cm" svg:x="6.75cm" svg:y="38.4cm">
          <draw:text-box>
            <text:p><text:span text:style-name="T1">124 cm</text:span></text:p>
          </draw:text-box>
        </draw:frame>
        <draw:frame draw:style-name="gr3" draw:text-style-name="P3" draw:layer="layout" svg:width="16cm" svg:height="6.5cm" svg:x="24cm" svg:y="0.25cm">
          <draw:text-box>
            <text:p><text:span text:style-name="T1">576 cm</text:span></text:p>
          </draw:text-box>
        </draw:frame>
        <draw:frame draw:style-name="gr3" draw:text-style-name="P3" draw:layer="layout" svg:width="16cm" svg:height="6.5cm" svg:x="63.675cm" svg:y="35.913cm">
          <draw:text-box>
            <text:p><text:span text:style-name="T1">185 cm</text:span></text:p>
          </draw:text-box>
        </draw:frame>
        <draw:line draw:style-name="gr2" draw:text-style-name="P2" draw:layer="layout" svg:x1="62.6cm" svg:y1="48.1cm" svg:x2="62.6cm" svg:y2="29.6cm">
          <text:p/>
        </draw:line>
        <draw:frame draw:style-name="gr3" draw:text-style-name="P3" draw:layer="layout" svg:width="16cm" svg:height="6.5cm" svg:x="64cm" svg:y="62.4cm">
          <draw:text-box>
            <text:p><text:span text:style-name="T1">265 cm</text:span></text:p>
          </draw:text-box>
        </draw:frame>
        <draw:custom-shape draw:style-name="gr4" draw:text-style-name="P5" draw:layer="layout" svg:width="6cm" svg:height="10.181cm" svg:x="65.7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16cm" svg:height="6.5cm" svg:x="63.75cm" svg:y="15.7cm">
          <draw:text-box>
            <text:p><text:span text:style-name="T1">246 cm</text:span></text:p>
          </draw:text-box>
        </draw:frame>
        <draw:frame draw:style-name="gr3" draw:text-style-name="P3" draw:layer="layout" svg:width="16cm" svg:height="6.5cm" svg:x="7cm" svg:y="17.25cm">
          <draw:text-box>
            <text:p><text:span text:style-name="T1">287 cm</text:span></text:p>
          </draw:text-box>
        </draw:frame>
        <draw:frame draw:style-name="gr5" draw:text-style-name="P6" draw:layer="layout" svg:width="32.75cm" svg:height="30.11cm" svg:x="22.75cm" svg:y="30.89cm">
          <draw:text-box>
            <text:p><text:span text:style-name="T3">576 x</text:span></text:p>
            <text:p><text:span text:style-name="T3">696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4-19T16:45:56.584000000</dc:date>
    <meta:editing-duration>PT1H15M43S</meta:editing-duration>
    <meta:editing-cycles>34</meta:editing-cycles>
    <meta:generator>LibreOffice/7.0.4.2$Windows_X86_64 LibreOffice_project/dcf040e67528d9187c66b2379df5ea4407429775</meta:generator>
    <meta:document-statistic meta:object-count="11"/>
  </office:meta>
</office:document-meta>
</file>